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2cm" fo:min-width="4.8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249cm" svg:height="2.808cm" svg:x="9.149cm" svg:y="11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071cm" svg:height="1.361cm" svg:x="9.183cm" svg:y="11.994cm">
          <draw:text-box>
            <text:p text:style-name="P1"><text:span text:style-name="T1">Ready</text:span></text:p>
            <text:p text:style-name="P1"><text:span text:style-name="T1">(green LED ON)</text:span></text:p>
          </draw:text-box>
        </draw:frame>
        <draw:custom-shape draw:style-name="gr1" draw:text-style-name="P1" xml:id="id4" draw:id="id4" draw:layer="layout" svg:width="4.009cm" svg:height="2.57cm" svg:x="4.83cm" svg:y="1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2cm" svg:height="1.361cm" svg:x="5.276cm" svg:y="14.495cm">
          <draw:text-box>
            <text:p text:style-name="P1"><text:span text:style-name="T1">Error</text:span></text:p>
            <text:p text:style-name="P1"><text:span text:style-name="T1">(red LED ON)</text:span></text:p>
          </draw:text-box>
        </draw:frame>
        <draw:custom-shape draw:style-name="gr1" draw:text-style-name="P1" xml:id="id2" draw:id="id2" draw:layer="layout" svg:width="4.933cm" svg:height="2.878cm" svg:x="12.097cm" svg:y="1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181cm" svg:height="1.361cm" svg:x="12.301cm" svg:y="17.374cm">
          <draw:text-box>
            <text:p text:style-name="P1"><text:span text:style-name="T1">Processing</text:span></text:p>
            <text:p text:style-name="P1"><text:span text:style-name="T1">(yellow LED ON)</text:span></text:p>
          </draw:text-box>
        </draw:frame>
        <draw:custom-shape draw:style-name="gr1" draw:text-style-name="P1" xml:id="id3" draw:id="id3" draw:layer="layout" svg:width="5.518cm" svg:height="3.085cm" svg:x="12.392cm" svg:y="2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203cm" svg:height="2.662cm" svg:x="12.998cm" svg:y="22.582cm">
          <draw:text-box>
            <text:p text:style-name="P1"><text:span text:style-name="T1"/></text:p>
            <text:p text:style-name="P1"><text:span text:style-name="T1">(yellow LED ON,</text:span></text:p>
            <text:p text:style-name="P1"><text:span text:style-name="T1">green LED </text:span><text:span text:style-name="T1"><text:line-break/></text:span><text:span text:style-name="T1">flash once)</text:span></text:p>
          </draw:text-box>
        </draw:frame>
        <draw:custom-shape draw:style-name="gr1" draw:text-style-name="P1" xml:id="id5" draw:id="id5" draw:layer="layout" svg:width="5.653cm" svg:height="3.46cm" svg:x="5.656cm" svg:y="2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896cm" svg:height="2.123cm" svg:x="5.929cm" svg:y="24.021cm">
          <draw:text-box>
            <text:p text:style-name="P1"><text:span text:style-name="T1">Task successfully</text:span><text:span text:style-name="T1"><text:line-break/></text:span><text:span text:style-name="T1">completed</text:span></text:p>
            <text:p text:style-name="P1"><text:span text:style-name="T1">(green LED flashes)</text:span></text:p>
          </draw:text-box>
        </draw:frame>
        <draw:frame draw:style-name="gr2" draw:text-style-name="P2" draw:layer="layout" svg:width="3.906cm" svg:height="1.361cm" svg:x="11.002cm" svg:y="4.386cm">
          <draw:text-box>
            <text:p text:style-name="P1"><text:span text:style-name="T1">Going to reboot</text:span></text:p>
            <text:p text:style-name="P1"><text:span text:style-name="T1">(all LEDs ON)</text:span></text:p>
          </draw:text-box>
        </draw:frame>
        <draw:custom-shape draw:style-name="gr1" draw:text-style-name="P1" xml:id="id8" draw:id="id8" draw:layer="layout" svg:width="4.901cm" svg:height="2.225cm" svg:x="10.589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983cm" svg:height="0.841cm" svg:x="2.98cm" svg:y="6.889cm">
          <draw:text-box>
            <text:p text:style-name="P1"><text:span text:style-name="T1">Power ON</text:span></text:p>
          </draw:text-box>
        </draw:frame>
        <draw:frame draw:style-name="gr6" draw:text-style-name="P2" draw:layer="layout" svg:width="2.81cm" svg:height="1.361cm" svg:x="14.324cm" svg:y="12.919cm">
          <draw:text-box>
            <text:p text:style-name="P1"><text:span text:style-name="T1">USB keys detected</text:span></text:p>
          </draw:text-box>
        </draw:frame>
        <draw:frame draw:style-name="gr6" draw:text-style-name="P2" draw:layer="layout" svg:width="4.66cm" svg:height="1.361cm" svg:x="6.273cm" svg:y="17.51cm">
          <draw:text-box>
            <text:p text:style-name="P1"><text:span text:style-name="T1">Processing aborted on error</text:span></text:p>
          </draw:text-box>
        </draw:frame>
        <draw:frame draw:style-name="gr7" draw:text-style-name="P2" draw:layer="layout" svg:width="3.906cm" svg:height="1.916cm" svg:x="16.094cm" svg:y="20.15cm">
          <draw:text-box>
            <text:p text:style-name="P1"><text:span text:style-name="T1">File processing successfully completed</text:span></text:p>
          </draw:text-box>
        </draw:frame>
        <draw:frame draw:style-name="gr8" draw:text-style-name="P2" draw:layer="layout" svg:width="3.531cm" svg:height="1.361cm" svg:x="6.168cm" svg:y="19.569cm">
          <draw:text-box>
            <text:p text:style-name="P1"><text:span text:style-name="T1">End of processing</text:span></text:p>
          </draw:text-box>
        </draw:frame>
        <draw:frame draw:style-name="gr8" draw:text-style-name="P2" draw:layer="layout" svg:width="3.497cm" svg:height="1.361cm" svg:x="3.529cm" svg:y="11.208cm">
          <draw:text-box>
            <text:p text:style-name="P1"><text:span text:style-name="T1">button pressed</text:span></text:p>
          </draw:text-box>
        </draw:frame>
        <draw:frame draw:style-name="gr8" draw:text-style-name="P2" draw:layer="layout" svg:width="3.497cm" svg:height="1.361cm" svg:x="1.719cm" svg:y="24.368cm">
          <draw:text-box>
            <text:p text:style-name="P1"><text:span text:style-name="T1">button pressed</text:span></text:p>
          </draw:text-box>
        </draw:frame>
        <draw:connector draw:style-name="gr9" draw:text-style-name="P1" draw:layer="layout" draw:type="curve" svg:x1="13.398cm" svg:y1="12.92cm" svg:x2="12.819cm" svg:y2="17.109cm" draw:start-shape="id1" draw:start-glue-point="10" draw:end-shape="id2" draw:end-glue-point="5" svg:d="M13398 12920c751 0 627 1293 294 1740s-873 46-873 2449" svg:viewBox="0 0 1136 4190">
          <text:p/>
        </draw:connector>
        <draw:connector draw:style-name="gr9" draw:text-style-name="P1" draw:layer="layout" draw:type="curve" svg:x1="13.2cm" svg:y1="22.999cm" svg:x2="14.564cm" svg:y2="19.566cm" draw:start-shape="id3" draw:start-glue-point="5" draw:end-shape="id2" draw:end-glue-point="8" svg:d="M13200 22999c0-2913 1364-1197 1364-3433" svg:viewBox="0 0 1365 3434">
          <text:p/>
        </draw:connector>
        <draw:connector draw:style-name="gr9" draw:text-style-name="P1" draw:layer="layout" draw:type="curve" svg:x1="12.097cm" svg:y1="18.127cm" svg:x2="8.252cm" svg:y2="15.935cm" draw:start-shape="id2" draw:start-glue-point="6" draw:end-shape="id4" draw:end-glue-point="9" svg:d="M12097 18127c-2564 0-3845-730-3845-2192" svg:viewBox="0 0 3846 2193">
          <text:p/>
        </draw:connector>
        <draw:connector draw:style-name="gr9" draw:text-style-name="P1" draw:layer="layout" draw:type="curve" svg:x1="16.308cm" svg:y1="19.145cm" svg:x2="15.151cm" svg:y2="22.548cm" draw:start-shape="id2" draw:start-glue-point="9" draw:end-shape="id3" draw:end-glue-point="4" svg:d="M16308 19145c0 2868-1157 1167-1157 3403" svg:viewBox="0 0 1158 3404">
          <text:p/>
        </draw:connector>
        <draw:connector draw:style-name="gr9" draw:text-style-name="P1" draw:layer="layout" draw:type="curve" draw:line-skew="-1.202cm" svg:x1="12.819cm" svg:y1="19.145cm" svg:x2="8.483cm" svg:y2="23.406cm" draw:start-shape="id2" draw:start-glue-point="7" draw:end-shape="id5" draw:end-glue-point="4" svg:d="M12819 19145c0 1710-4336-420-4336 4261" svg:viewBox="0 0 4337 4262">
          <text:p/>
        </draw:connector>
        <draw:connector draw:style-name="gr9" draw:text-style-name="P1" draw:layer="layout" draw:type="curve" draw:line-skew="-3.046cm" svg:x1="5.656cm" svg:y1="25.136cm" svg:x2="5.825cm" svg:y2="8.584cm" draw:start-shape="id5" draw:start-glue-point="6" draw:end-shape="id6" draw:end-glue-point="6" svg:d="M5656 25136c-5322 0-5406-16552 169-16552" svg:viewBox="0 0 4172 16553">
          <text:p/>
        </draw:connector>
        <draw:connector draw:style-name="gr9" draw:text-style-name="P1" draw:layer="layout" draw:type="curve" svg:x1="5.417cm" svg:y1="14.117cm" svg:x2="8.276cm" svg:y2="9.696cm" draw:start-shape="id4" draw:start-glue-point="5" draw:end-shape="id6" draw:end-glue-point="8" svg:d="M5417 14117c0-3597 2859-1387 2859-4421" svg:viewBox="0 0 2860 4422">
          <text:p/>
        </draw:connector>
        <draw:line draw:style-name="gr9" draw:text-style-name="P1" draw:layer="layout" svg:x1="14.392cm" svg:y1="2.776cm" svg:x2="13.124cm" svg:y2="3.976cm">
          <text:p/>
        </draw:line>
        <draw:frame draw:style-name="gr10" draw:text-style-name="P2" draw:layer="layout" svg:width="5.312cm" svg:height="0.993cm" svg:x="12.643cm" svg:y="1.955cm">
          <draw:text-box>
            <text:p text:style-name="P1"><text:span text:style-name="T1">button depressed &gt;3s</text:span></text:p>
          </draw:text-box>
        </draw:frame>
        <draw:custom-shape draw:style-name="gr1" draw:text-style-name="P1" xml:id="id7" draw:id="id7" draw:layer="layout" svg:width="4.318cm" svg:height="2.67cm" svg:x="2.193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4.041cm" svg:height="1.361cm" svg:x="2.263cm" svg:y="4.146cm">
          <draw:text-box>
            <text:p text:style-name="P1"><text:span text:style-name="T1"><text:s/></text:span><text:span text:style-name="T1">Shutdown state</text:span></text:p>
            <text:p text:style-name="P1"><text:span text:style-name="T1">or power OFF</text:span></text:p>
          </draw:text-box>
        </draw:frame>
        <draw:custom-shape draw:style-name="gr1" draw:text-style-name="P1" xml:id="id6" draw:id="id6" draw:layer="layout" svg:width="4.901cm" svg:height="2.225cm" svg:x="5.825cm" svg:y="7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85cm" svg:height="0.806cm" svg:x="6.65cm" svg:y="8.26cm">
          <draw:text-box>
            <text:p text:style-name="P1"><text:span text:style-name="T1">Boot process</text:span></text:p>
          </draw:text-box>
        </draw:frame>
        <draw:connector draw:style-name="gr9" draw:text-style-name="P1" draw:layer="layout" draw:type="curve" svg:x1="4.352cm" svg:y1="6.169cm" svg:x2="6.542cm" svg:y2="7.796cm" draw:start-shape="id7" draw:start-glue-point="8" draw:end-shape="id6" draw:end-glue-point="5" svg:d="M4352 6169c0 976 2190 163 2190 1627" svg:viewBox="0 0 2191 1628">
          <text:p/>
        </draw:connector>
        <draw:connector draw:style-name="gr9" draw:text-style-name="P1" draw:layer="layout" draw:type="curve" svg:x1="11.306cm" svg:y1="5.943cm" svg:x2="10.009cm" svg:y2="7.796cm" draw:start-shape="id8" draw:start-glue-point="7" draw:end-shape="id6" draw:end-glue-point="11" svg:d="M11306 5943c0 1389-1297 463-1297 1853" svg:viewBox="0 0 1298 1854">
          <text:p/>
        </draw:connector>
        <draw:connector draw:style-name="gr9" draw:text-style-name="P1" draw:layer="layout" draw:type="curve" svg:x1="10.726cm" svg:y1="8.584cm" svg:x2="11.274cm" svg:y2="11.516cm" draw:start-shape="id6" draw:start-glue-point="10" draw:end-shape="id1" draw:end-glue-point="4" svg:d="M10726 8584c366 0 548 977 548 2932" svg:viewBox="0 0 549 29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Durvaux</meta:initial-creator>
    <meta:creation-date>2015-01-17T17:00:52.982411000</meta:creation-date>
    <dc:date>2015-02-21T20:40:13.327140000</dc:date>
    <dc:creator>Marc Durvaux</dc:creator>
    <meta:editing-duration>PT52M40S</meta:editing-duration>
    <meta:editing-cycles>8</meta:editing-cycles>
    <meta:generator>LibreOffice/4.2.8.2$MacOSX_x86 LibreOffice_project/48d50dbfc06349262c9d50868e5c1f630a573ebd</meta:generator>
    <meta:document-statistic meta:object-count="35"/>
  </office:meta>
</office:document-meta>
</file>